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MUTT ClearlyU Alternate Glyphs Wide" svg:font-family="'MUTT ClearlyU Alternate Glyphs Wide'"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UTT ClearlyU Alternate Glyphs Wide1" svg:font-family="'MUTT ClearlyU Alternate Glyphs Wide'" style:font-family-generic="system" style:font-pitch="variable"/>
  </office:font-face-decls>
  <office:automatic-styles>
    <style:style style:name="P1" style:family="paragraph" style:parent-style-name="Standard">
      <style:paragraph-properties fo:line-height="150%" fo:orphans="0" fo:widows="0"/>
      <style:text-properties style:font-name="Courier New1" fo:font-size="11pt" officeooo:rsid="0001984a" officeooo:paragraph-rsid="0001984a" style:font-size-asian="11pt" style:font-size-complex="11pt"/>
    </style:style>
    <style:style style:name="P2" style:family="paragraph" style:parent-style-name="Standard" style:master-page-name="">
      <style:paragraph-properties style:page-number="auto"/>
      <style:text-properties style:font-name="Courier New1" fo:font-size="11pt" officeooo:rsid="00054d1b" officeooo:paragraph-rsid="00054d1b" style:font-size-asian="11pt" style:font-size-complex="11pt"/>
    </style:style>
    <style:style style:name="P3" style:family="paragraph" style:parent-style-name="Standard">
      <style:text-properties style:font-name="Courier New1" fo:font-size="11pt" officeooo:rsid="00054d1b" officeooo:paragraph-rsid="00054d1b" style:font-size-asian="11pt" style:font-size-complex="11pt"/>
    </style:style>
    <style:style style:name="P4" style:family="paragraph" style:parent-style-name="Standard">
      <style:text-properties officeooo:rsid="001f24bc" officeooo:paragraph-rsid="000543b8"/>
    </style:style>
    <style:style style:name="P5" style:family="paragraph" style:parent-style-name="Standard">
      <style:text-properties officeooo:rsid="00206f1d" officeooo:paragraph-rsid="000543b8"/>
    </style:style>
    <style:style style:name="P6" style:family="paragraph" style:parent-style-name="Standard">
      <style:text-properties officeooo:rsid="0021d565" officeooo:paragraph-rsid="000543b8"/>
    </style:style>
    <style:style style:name="P7" style:family="paragraph" style:parent-style-name="Header">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0286f3" style:font-style-asian="italic" style:font-style-complex="italic"/>
    </style:style>
    <style:style style:name="T3" style:family="text">
      <style:text-properties fo:font-style="italic" officeooo:rsid="000543b8" style:font-style-asian="italic" style:font-style-complex="italic"/>
    </style:style>
    <style:style style:name="T4" style:family="text">
      <style:text-properties fo:font-style="italic" officeooo:rsid="00054d1b" style:font-style-asian="italic" style:font-style-complex="italic"/>
    </style:style>
    <style:style style:name="T5" style:family="text">
      <style:text-properties officeooo:rsid="001e3cc7"/>
    </style:style>
    <style:style style:name="T6" style:family="text">
      <style:text-properties officeooo:rsid="00206f1d"/>
    </style:style>
    <style:style style:name="T7" style:family="text">
      <style:text-properties officeooo:rsid="0021a2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Urisken 1289, im Zeitalter des Windes – Neujahr</text:p>
      <text:p text:style-name="P3">Ein Landsitz auf dem Bergplateau </text:p>
      <text:p text:style-name="P3"/>
      <text:p text:style-name="P3">Jevan sah aus dem Fenster und hoffte das Wetter würde umschlagen. Ein Gewitter, Sturmböen, die aufziehende Flut, der Weltuntergang, egal, Hauptsache ein Gesprächsthema, das diese drückende Stille am Tisch durchbrechen würde.</text:p>
      <text:p text:style-name="P3">Doch vor den hohen Fenstern, die in den weiten Garten hinausgingen schien eine belanglose Sonne von einem langweilig blauen Himmel und am Tisch klapperte das Besteck auf dem Festtagsgeschirr. Die Blicke aller Anwesenden, waren stur nach unten gerichtet, auf das weiße Porzellan, das auf den gravierten Platztellern stand, auf den Kapaun in Preiselbeeren an einem sanft grünem Gemüse, das Jevan aus Desinteresse nicht benennen konnte. </text:p>
      <text:p text:style-name="P3">Das Neujahrsessen der Familie Lindhammer war Pflicht für alle fünf Geschwister, obwohl es inzwischen selbst die dreizehnjährige Shoshana aus den eisigen Wänden des prunkvollen Landsitzes getrieben hatte.</text:p>
      <text:p text:style-name="P3">Er hob eine Gabel mit Gemüse an den Mund, doch der Geruch nach Essig, mit dem die Speise verfeinert worden war drehte ihm den Magen um. Er hatte am vergangenen Abend das Neujahr mit seinen Freunden in der Stadt gefeiert, auf Bauernart, mit viel Bier, tiefen Ausschnitten und dunklem, süßen Brot mit frischer Butter. Das malzige Brot hatte eine gute Grundlage für den Alkohol geliefert und wäre sicher auch ein gutes Mittel gegen den Kater gewesen, der ihn nun plagte, doch als Sohn eines edlen Hauses gehörte es sich für ihn nicht den hohen Festtag in einer Taverne zu begehen. Das aufsteigen saurer Gase aus seinem Magen tarnte er mit einem affektierten Husten und legte das Besteck zur Seite. </text:p>
      <text:p text:style-name="P3"><text:soft-page-break/>Es war nicht schicklich das Essen stehen zu lassen, doch sich über der Festtafel zu Übergeben würde sicherlich nicht besser ankommen.</text:p>
      <text:p text:style-name="P3">Jevan sah zu seiner Mutter hinüber, einen tadelnden Blick erwartend, doch die abgemagerte graue Frau am Kopfende des Tisches sah nicht einmal auf. </text:p>
      <text:p text:style-name="P3">Sie trennte jede Faser einzeln von ihrem Fasanenflügel ab, mit geradem Rücken und eng angezogenen Ellbogen. Jevan war sich nicht sicher, seit wann sie so viele graue Strähnen in ihrer strengen Hochsteckfrisur hatte, ob ihre Haut schon früher wie gespanntes Papier ausgesehen hatte. Sie hätte die Flut vor den Fenstern nicht bemerkt, selbst wenn sie aufgezogen wäre, so gebannt starrte sie auf ihren Teller.</text:p>
      <text:p text:style-name="P3">Der Platz zu ihrer Rechten war leer, obwohl auch hier ein silberner Platzteller, Porzellan und Kristall bereitstanden. Jevan schluckte hart und wandte den Blick ab, nur um die Augen gleich angewidert zu schließen. Meister Geraldii mochte ja ein hochrangiger Experte für Heilkräuter der südlichen Marken sein, doch er besaß keinerlei Tischmanieren und noch nicht einmal ausreichend Zähne. Gierig stopfte sich der alte Mann, mit der Gabel zerquetschtes Fleisch und Gemüse in den Mund, Fett tropfte ihm in den zerzausten Bart und sein faltiges Gesicht verformte sich wie kochender Teer, während er die festeren Teile mit der Zunge zwischen die verbliebenen, gelben Zähne zu manövrieren versuchte. Immer wieder grinste der Alte und warf Iliana lüsterne Blicke zu. Jevan erschauderte, er zweifelte nicht im Geringsten daran, dass Meister Geraldii Ilianas Einladung missdeutete und sich Hoffnungen machte, die seine Schwester nicht erfüllen würde. Iliana lebte in einer eigenen Welt, die aus Idealen und Prinzipien bestanden, denen keine zivilisierte Gesellschaft <text:soft-page-break/>entsprechen konnte, daher war sie ja in die Wildnis gezogen. Leider verstand sie nicht, dass sie auch dort Menschen vorfand, die zu der degenerierten Gesellschaft gehörten, der sie zu entfliehen versuchte. Zum Glück musste sich Jevan nicht um sie sorgen, Iliana mochte eine schier kindliche Naivität besitzen, doch sie war in ihren Ansichten fest wie ein Fels und wusste ihrem Wanderstab vielseitig zu nutzen. </text:p>
      <text:p text:style-name="P3">Leeshas Begleiter, der zu Ilianas Linken saß war hingegen die Kultiviertheit in Person, was auch nicht anders zu erwarten war, immerhin gehörte er zu einer Gilde, die Mord salonfähig gemacht hatte. Grajdan el Sharid Assarin war absolut souverän, seine Bewegungen elegant und seine Haltung völlig entspannt. In seinem maßgeschneiderten, rot-goldenem Doublet, schien er perfekt zu der edlen Tafel zu passen und war doch genauso unangemessen wie Meister Geraldii.</text:p>
      <text:p text:style-name="P3">Die Sharid-Gilde, verantwortlich für ungezählte Morde und Intrigen, mochte in der Stadt ein hohes Ansehen genießen, immerhin waren sie Mäzenen von Kunst und Wissenschaft, richteten die wichtigsten gesellschaftlichen Anlässe aus – die einzigen zu denen auch Mitglieder des Magierrates erschienen und hatten schier übermächtige Beziehungen.</text:p>
      <text:p text:style-name="P3">Doch hier auf dem Land, in den Reihen der alten Handelsfamilien, die sich seit den Tagen der Hanse nicht verändert hatten, waren sie alle nicht besser als Meuchelmörder.</text:p>
      <text:p text:style-name="P3">Jevan sah es förmlich vor sich, wie sein Vater Grajdan dies ins Gesicht sagte und der Mann nur lächelte und es bereitwillig bestätigte.</text:p>
      <text:p text:style-name="P3">Dabei hatte Leesha eine große Auswahl an Liebhabern, sie hätte jemanden mitbringen können, der angemessener war, doch da auch ein solcher vor Vaters gestrengem Urteil nur hätte versagen <text:soft-page-break/>können, wählte sie geschickterweise den, der zumindest seinem giftigen Blick standhalten konnte. </text:p>
      <text:p text:style-name="P3">Auch Jevans Wahl war ähnlich taktischer Natur gewesen, obwohl Mekkai keineswegs über Grajdans Souveränität verfügte, war es bei seinem Kommilitonen die erfrischende Naivität, die ihn solche Zusammenkünfte unbeschadet überleben ließ. </text:p>
      <text:p text:style-name="P3">Mekkai war einerseits eine Provokation, andererseits eine Ausrede. Er war nur ein Freund, aber seine herzliche und direkte Art ließ gerne anderes vermuten. Jevan hätte fast gelacht, als er das Gesicht seines gestrengen Vaters gesehen hatte, als er am Vormittag mit dem jungen Mann im Arm durch die Tür gestolpert gekommen war. Sie waren beide noch nicht nüchtern gewesen und hatten auf dem kurzen Weg vom Gästehaus über die vergangene Nacht gelacht. </text:p>
      <text:p text:style-name="P3">Doch allein die bloße Vorstellung, eines seiner Kinder könnte eine … unfruchtbare Beziehung eingehen lies TITEL Lindhammer erstarren. Erneut stieg das Lachen in Jevan auf, während er den Blick erneut über die Tafel schweifen ließ. Seine älteste Schwester am Arm eines Sharid Assarin, von denen jeder wusste, dass sie keine Spuren hinterließen, in keiner Hinsicht. Die nächstältere in Begleitung eines alten Mannes, der sicherlich wollen würde, aber wohl kaum noch konnte und vor allem nicht durfte. Und die jüngste, vergeben an den Tempel, selbst wenn sie ihr Jungfrauenblut der Göttin opfern sollte, so wird das Kind dem Tempel gehören, nicht der Familie und der Vater ein Unbekannter sein. Und Jevan? Er war vor drei Jahren nach Weißenegg gegangen, sein Studium sollte er in einem Jahr beenden, doch stattdessen hatte er erst gestern seinem Vater eröffnet das Studienfach zu wechseln und damit wieder am Anfang zu stehen. Währenddessen brachte er zum Familienessen einen Zimmergenossen mit, einen <text:soft-page-break/>Magier niederer Herkunft, mit dem er hinter vorgehaltener Hand tuschelte und lachte. In Geheim hoffte Jevan Vater würde es ansprechen, ihn mit der Frage, ob seine Beziehung zu Mekkai die Grenzen der Züchtigkeit überschritte, konfrontieren. </text:p>
      <text:p text:style-name="P3">Nicht nur weil er dann offen lachen könnte und zusehen, wie das Gesicht des alten Mannes zu Stein wurde, sondern weil er Azariah erbleichen sehen wollte, er wollte Schweißperlen auf der hohen Stirn seines älteren Bruders sehen, sein Zähneknirschen hören. </text:p>
      <text:p text:style-name="P3">Er würde seinen Bruder nie verraten, nie bloßstellen wie verlogen dein Vertrag mit Jenna war, doch er konnte Azariah auch nicht vergeben und daher wollte er ihn quälen, ihn in der selben Angst leben lassen die er all die Jahre gehabt hatte.</text:p>
      <text:p text:style-name="P3">Azariah saß zu Vaters Rechten, ähnlich apathisch wie Mutter, obwohl die Stühlen hier enger aneinander standen, weil jeder Platz auch wirklich besetzt war, achtete er pedantisch darauf den Arm seiner Gattin Jenna nicht zu berühren. Sie hatten den Vertrag nur für acht Jahre unterschrieben, die Mindestfrist bei Erbklausel. Jevan war mit Eheverträgen und Zeitehen aufgewachsen, eine Großzahl seiner Tanten fluktuierten und oft genug hatte er den Überblick verloren. Doch seine Mutter war seinem Vater nach altem Brauch gegeben worden, daher empfand er es als befremdlich, für seinen Bruder aber die einzige Option auf Erben, ohne sich lebenslang zu binden. </text:p>
      <text:p text:style-name="P3">Jevan erinnerte sich an Evan und ganz kurz tat ihm sein Bruder leid. Es hätte anders kommen sollen, noch vor zehn Jahren war alles anders, da hätte man an dieser Tafel gelacht, geredet und gescherzt. </text:p>
      <text:p text:style-name="P3">Jevan sah über die ungeschickt mit einer Geflügelgabel hantierenden Hände seines Freundes hinweg zu Shoshana. Selbst an diesem Familienfest, weit ab der Klöster der Dreifachen trug sie <text:soft-page-break/>das grobe Leinen einer Novizin. Trüb grau mit lediglich drei farbigen, schmalen Borten am Kragen. Sie war noch ein kleines Kind gewesen, als diese Familie ihre Fahrt in den Untergang begann und vielleicht war ihr fast fanatischer Glaube nicht nur eine Kompensation, weil sie als einzige Tochter des Hauses ohne magische Begabung geboren wurde, sondern viel mehr der versuch, sich an eine bizarre Hoffnung zu klammern, dass dieser Wahnsinn ein Ziel verfolgte, einen höheren Zweck hatte.</text:p>
      <text:p text:style-name="P3">In Jevans Magen rührte sich etwas, mehr als nur die Rebellion von zu viel Alkohol und fettigem Essen, eher eine tiefe Abscheu vor sich selbst und den Menschen an diesem Tisch: Mit einem markerschüternden quietschen schob er seinen Stuhl über den Marmor zurück – alle Anwesenden erstarrten – und Jevan stürzte ins B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MUTT ClearlyU Alternate Glyphs Wide" svg:font-family="'MUTT ClearlyU Alternate Glyphs Wide'"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UTT ClearlyU Alternate Glyphs Wide1" svg:font-family="'MUTT ClearlyU Alternate Glyphs Wide'"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85cm" fo:orphans="0" fo:widows="0" style:page-number="auto"/>
      <style:text-properties style:font-name="Courier New" fo:font-family="'Courier New'" style:font-style-name="Normal" style:font-family-generic="modern" style:font-pitch="fixed" style:letter-kerning="fals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line-height="100%"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Header" style:family="paragraph" style:parent-style-name="Standard" style:class="extra" style:master-page-name="">
      <style:paragraph-properties fo:line-height="100%" style:page-number="auto"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Line_20_numbering" style:display-name="Line numbering" style:family="text">
      <style:text-properties fo:font-size="7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T1" style:family="text">
      <style:text-properties fo:font-style="italic" officeooo:rsid="00054d1b"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199cm" fo:margin-bottom="1.199cm" fo:margin-left="2cm" fo:margin-right="3.7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0.699cm" fo:margin-left="0cm" fo:margin-right="0cm" fo:margin-bottom="0.199cm" style:dynamic-spacing="false"/>
      </style:header-style>
      <style:footer-style>
        <style:header-footer-properties svg:height="0.699cm" fo:margin-left="0cm" fo:margin-right="0cm" fo:margin-top="0.1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amiliengeschichte</text:span><text:span text:style-name="MT2">: </text:span><text:span text:style-name="MT1">Jahresfeier</text:span><text:tab/><text:tab/>Seite <text:page-number text:select-page="current">6</text:page-number> von <text:page-count>6</text:page-count></text:p>
      </style:header>
      <style:footer>
        <text:p text:style-name="Footer"/>
      </style:footer>
    </style:master-page>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Normseite</dc:title>
    <dc:subject>LIESMICH und Bespiel zur OO Writer Vorlage Normseite</dc:subject>
    <meta:creation-date>2015-10-31T10:27:22.279072808</meta:creation-date>
    <meta:editing-cycles>3</meta:editing-cycles>
    <meta:editing-duration>PT23M55S</meta:editing-duration>
    <dc:date>2017-07-27T15:53:56.536419272</dc:date>
    <meta:document-statistic meta:table-count="0" meta:image-count="0" meta:object-count="0" meta:page-count="6" meta:paragraph-count="25" meta:word-count="1454" meta:character-count="9483" meta:non-whitespace-character-count="8037"/>
    <meta:user-defined meta:name="Info 1"/>
    <meta:user-defined meta:name="Info 2"/>
    <meta:user-defined meta:name="Info 3"/>
    <meta:user-defined meta:name="Info 4"/>
  </office:meta>
</office:document-meta>
</file>